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d9398" officeooo:paragraph-rsid="001d9398"/>
    </style:style>
    <style:style style:name="P2" style:family="paragraph" style:parent-style-name="Text_20_body">
      <style:text-properties officeooo:rsid="001f32aa" officeooo:paragraph-rsid="001f32aa"/>
    </style:style>
    <style:style style:name="P3" style:family="paragraph" style:parent-style-name="Text_20_body">
      <style:text-properties officeooo:rsid="0033c760" officeooo:paragraph-rsid="0033c760"/>
    </style:style>
    <style:style style:name="P4" style:family="paragraph" style:parent-style-name="Text_20_body">
      <style:text-properties officeooo:paragraph-rsid="0038d723"/>
    </style:style>
    <style:style style:name="P5" style:family="paragraph" style:parent-style-name="Text_20_body">
      <style:text-properties officeooo:paragraph-rsid="004aab2a"/>
    </style:style>
    <style:style style:name="P6" style:family="paragraph" style:parent-style-name="Text_20_body">
      <style:text-properties officeooo:rsid="00600dd1" officeooo:paragraph-rsid="00600dd1"/>
    </style:style>
    <style:style style:name="P7" style:family="paragraph" style:parent-style-name="Text_20_body">
      <style:text-properties officeooo:rsid="0052103a" officeooo:paragraph-rsid="0052103a"/>
    </style:style>
    <style:style style:name="P8" style:family="paragraph" style:parent-style-name="Text_20_body">
      <style:text-properties officeooo:rsid="004565d3" officeooo:paragraph-rsid="006ec83c"/>
    </style:style>
    <style:style style:name="P9" style:family="paragraph" style:parent-style-name="Text_20_body">
      <style:text-properties officeooo:rsid="00889654" officeooo:paragraph-rsid="00889654"/>
    </style:style>
    <style:style style:name="P10" style:family="paragraph" style:parent-style-name="Text_20_body">
      <style:text-properties officeooo:rsid="0047118d" officeooo:paragraph-rsid="006ec83c"/>
    </style:style>
    <style:style style:name="P11" style:family="paragraph" style:parent-style-name="Bibliography_20_Heading">
      <style:paragraph-properties fo:break-before="page"/>
      <style:text-properties officeooo:paragraph-rsid="003cf500"/>
    </style:style>
    <style:style style:name="P12" style:family="paragraph" style:parent-style-name="Text_20_body">
      <style:text-properties officeooo:rsid="0092e0fc" officeooo:paragraph-rsid="0092e0fc"/>
    </style:style>
    <style:style style:name="P13" style:family="paragraph" style:parent-style-name="Text_20_body">
      <style:text-properties officeooo:rsid="00a0fa4b" officeooo:paragraph-rsid="00a0fa4b"/>
    </style:style>
    <style:style style:name="P14" style:family="paragraph" style:parent-style-name="Text_20_body">
      <style:text-properties officeooo:rsid="00670d1f" officeooo:paragraph-rsid="006baed1"/>
    </style:style>
    <style:style style:name="P15" style:family="paragraph" style:parent-style-name="Text_20_body">
      <style:text-properties officeooo:rsid="00aabfa3" officeooo:paragraph-rsid="00aabfa3"/>
    </style:style>
    <style:style style:name="P16" style:family="paragraph" style:parent-style-name="Text_20_body">
      <style:text-properties officeooo:rsid="00b7fc9c" officeooo:paragraph-rsid="00b7fc9c"/>
    </style:style>
    <style:style style:name="P17" style:family="paragraph" style:parent-style-name="Text_20_body">
      <style:text-properties officeooo:rsid="00c1d168" officeooo:paragraph-rsid="00c1d168"/>
    </style:style>
    <style:style style:name="P18" style:family="paragraph" style:parent-style-name="Text_20_body">
      <style:text-properties officeooo:rsid="00c604d0" officeooo:paragraph-rsid="00c604d0"/>
    </style:style>
    <style:style style:name="P19" style:family="paragraph" style:parent-style-name="Text_20_body">
      <style:text-properties officeooo:rsid="00c7fc00" officeooo:paragraph-rsid="00c8de35"/>
    </style:style>
    <style:style style:name="P20" style:family="paragraph" style:parent-style-name="Text_20_body">
      <style:text-properties officeooo:rsid="00df9946" officeooo:paragraph-rsid="00df9946"/>
    </style:style>
    <style:style style:name="P21" style:family="paragraph" style:parent-style-name="Text_20_body">
      <style:text-properties officeooo:rsid="00efc7b7" officeooo:paragraph-rsid="00efc7b7"/>
    </style:style>
    <style:style style:name="P22" style:family="paragraph" style:parent-style-name="Text_20_body">
      <style:text-properties officeooo:rsid="00f94a4d" officeooo:paragraph-rsid="00f94a4d"/>
    </style:style>
    <style:style style:name="P23" style:family="paragraph" style:parent-style-name="Text_20_body">
      <style:text-properties officeooo:rsid="00fae0a3" officeooo:paragraph-rsid="00fae0a3"/>
    </style:style>
    <style:style style:name="P24" style:family="paragraph" style:parent-style-name="Text_20_body">
      <style:text-properties officeooo:rsid="0105b3b0" officeooo:paragraph-rsid="0105b3b0"/>
    </style:style>
    <style:style style:name="P25" style:family="paragraph" style:parent-style-name="Text_20_body">
      <style:text-properties officeooo:rsid="010d67c4" officeooo:paragraph-rsid="010d67c4"/>
    </style:style>
    <style:style style:name="P26" style:family="paragraph" style:parent-style-name="Text_20_body">
      <style:text-properties officeooo:paragraph-rsid="008d26d3"/>
    </style:style>
    <style:style style:name="P27" style:family="paragraph" style:parent-style-name="Text_20_body">
      <style:text-properties officeooo:paragraph-rsid="010f2c90"/>
    </style:style>
    <style:style style:name="P28" style:family="paragraph" style:parent-style-name="Heading_20_1">
      <style:text-properties officeooo:rsid="001e7635" officeooo:paragraph-rsid="001e7635"/>
    </style:style>
    <style:style style:name="P29" style:family="paragraph" style:parent-style-name="Heading_20_1">
      <style:text-properties officeooo:rsid="002805b3" officeooo:paragraph-rsid="002805b3"/>
    </style:style>
    <style:style style:name="P30" style:family="paragraph" style:parent-style-name="Heading_20_1">
      <style:text-properties officeooo:rsid="006079d5" officeooo:paragraph-rsid="006079d5"/>
    </style:style>
    <style:style style:name="P31" style:family="paragraph" style:parent-style-name="Heading_20_2">
      <style:text-properties officeooo:rsid="002805b3" officeooo:paragraph-rsid="002805b3"/>
    </style:style>
    <style:style style:name="P32" style:family="paragraph" style:parent-style-name="Heading_20_2">
      <style:text-properties officeooo:rsid="00600c6e" officeooo:paragraph-rsid="00600c6e"/>
    </style:style>
    <style:style style:name="T1" style:family="text">
      <style:text-properties officeooo:rsid="001fc8b9"/>
    </style:style>
    <style:style style:name="T2" style:family="text">
      <style:text-properties officeooo:rsid="0020beef"/>
    </style:style>
    <style:style style:name="T3" style:family="text">
      <style:text-properties officeooo:rsid="0022af7e"/>
    </style:style>
    <style:style style:name="T4" style:family="text">
      <style:text-properties officeooo:rsid="0034a01c"/>
    </style:style>
    <style:style style:name="T5" style:family="text">
      <style:text-properties officeooo:rsid="0038d723"/>
    </style:style>
    <style:style style:name="T6" style:family="text">
      <style:text-properties officeooo:rsid="0047118d"/>
    </style:style>
    <style:style style:name="T7" style:family="text">
      <style:text-properties officeooo:rsid="004aab2a"/>
    </style:style>
    <style:style style:name="T8" style:family="text">
      <style:text-properties officeooo:rsid="005344f9"/>
    </style:style>
    <style:style style:name="T9" style:family="text">
      <style:text-properties officeooo:rsid="00568a7e"/>
    </style:style>
    <style:style style:name="T10" style:family="text">
      <style:text-properties officeooo:rsid="0062e556"/>
    </style:style>
    <style:style style:name="T11" style:family="text">
      <style:text-properties officeooo:rsid="00690ac1"/>
    </style:style>
    <style:style style:name="T12" style:family="text">
      <style:text-properties officeooo:rsid="0089d4fd"/>
    </style:style>
    <style:style style:name="T13" style:family="text">
      <style:text-properties officeooo:rsid="008d7b45"/>
    </style:style>
    <style:style style:name="T14" style:family="text">
      <style:text-properties officeooo:rsid="00946582"/>
    </style:style>
    <style:style style:name="T15" style:family="text">
      <style:text-properties officeooo:rsid="00a1543f"/>
    </style:style>
    <style:style style:name="T16" style:family="text">
      <style:text-properties officeooo:rsid="00ad3fa1"/>
    </style:style>
    <style:style style:name="T17" style:family="text">
      <style:text-properties officeooo:rsid="00b8eb30"/>
    </style:style>
    <style:style style:name="T18" style:family="text">
      <style:text-properties officeooo:rsid="00c3cb12"/>
    </style:style>
    <style:style style:name="T19" style:family="text">
      <style:text-properties officeooo:rsid="00c7fc00"/>
    </style:style>
    <style:style style:name="T20" style:family="text">
      <style:text-properties officeooo:rsid="00c8de35"/>
    </style:style>
    <style:style style:name="T21" style:family="text">
      <style:text-properties officeooo:rsid="00cb5b59"/>
    </style:style>
    <style:style style:name="T22" style:family="text">
      <style:text-properties officeooo:rsid="00d5d283"/>
    </style:style>
    <style:style style:name="T23" style:family="text">
      <style:text-properties officeooo:rsid="00d786bb"/>
    </style:style>
    <style:style style:name="T24" style:family="text">
      <style:text-properties officeooo:rsid="00e1e51b"/>
    </style:style>
    <style:style style:name="T25" style:family="text">
      <style:text-properties officeooo:rsid="00f1316d"/>
    </style:style>
    <style:style style:name="T26" style:family="text">
      <style:text-properties officeooo:rsid="00fd52eb"/>
    </style:style>
    <style:style style:name="T27" style:family="text">
      <style:text-properties officeooo:rsid="010687a3"/>
    </style:style>
    <style:style style:name="T28" style:family="text">
      <style:text-properties officeooo:rsid="010d6b8f"/>
    </style:style>
    <style:style style:name="T29" style:family="text">
      <style:text-properties officeooo:rsid="010f2c90"/>
    </style:style>
    <style:style style:name="T30" style:family="text">
      <style:text-properties officeooo:rsid="010fd4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the Measurement of the Software Engineering Process</text:p>
      <text:h text:style-name="P28" text:outline-level="1">Introduction</text:h>
      <text:p text:style-name="P2">The purpose of this report is to <text:span text:style-name="T1">review and discuss the measurement of the software engineering process</text:span>. <text:span text:style-name="T2">I will begin with an </text:span>analys<text:span text:style-name="T2">is</text:span> and discuss<text:span text:style-name="T2">ion of</text:span> the different means with which the software engineering process can be measured <text:span text:style-name="T2">and </text:span>assessed in terms of the measurable data. <text:span text:style-name="T3">This will be followed by an investigation of the computational platforms available for such work. Finally, I will look at the measurement of software engineering from an ethical standpoint, especially in regards to the collection of personal data. <text:line-break/>This report will show how one could use existing technology and methodology to monitor the productivity of software engineers, as well as determine the extent of the utility of this measurement. Different measurement approaches, both manual and automated, will be examined and compared. Ethical implications of this data measurement and interpretation will be considered, especially in the light of recent EU legislation which has put ethical data collection at the forefront of current discussions. There are many differing views when it comes to how best to measure software engineering, and whether it can be measured at all. This contrasting viewpoints will serve as a basis for this report.</text:span></text:p>
      <text:h text:style-name="P29" text:outline-level="1">Measurement and Assessment of the Software Engineering Process</text:h>
      <text:h text:style-name="P31" text:outline-level="2">Measurement</text:h>
      <text:p text:style-name="P3">There is debate in the field of software engineering as to what measurements reflect the productivity of engineers. <text:span text:style-name="T4">Historical measurements like lines of code (LOC) or person-months of work are still used by some, despite being generally accepted as inconclusive and archaic. In the mid-1970s there was a move away from these measurements towards what were hoped to be more illuminating ones. The need for this was precipitated by an increase in the diversity of programming languages, as for example LOC in assembly and high level languages were incomparable(Fenton and Neil, 1999). Manual data collection from software engineers became the norm.</text:span></text:p>
      <text:p text:style-name="P8">Personal Software Processing (PSP) <text:span text:style-name="T6">is a common type of manual data collection and analysis of the software engineering process (Johnson, 2013). From the measurement point of view, it involves the engineers recording data about themselves and their work processes. They would record their development plans, time estimations of work, bugs encountered and fixed, design checklists, among other things. PSP allows for a wide array of data to be collected for analysis. The manual nature of the data collection allows subjectivity to affect the data. It is the engineer’s choice what data they record, and whether or not it is a true reflection of the work done, or just their interpretation, is difficult to ascertain. The collection of data can also be tedious and error-prone, further negating its usefulness. In addition, recording data about their process interrupts an engineer’s rhythm, and can </text:span><text:soft-page-break/><text:span text:style-name="T6">prove detrimental to their productivity. It is a good example of how measurement can affect the outcome of the very thing being measured.</text:span></text:p>
      <text:p text:style-name="P10">This is not to say that PSP is unhelpful, as manual data collection adds a degree of flexibility that may be lacking from automated systems. It is simpler to ask someone to record different data than it is to configure a system to change the data it collects.</text:p>
      <text:p text:style-name="P7">A radically different approach to measuring software engineers involves collecting data not about their work, but by their well-being, or happiness. <text:span text:style-name="T8">Productivity has been shown to be correlated to happiness (Yano et al., 2015). This is a general approach to measuring the productivity of workers in knowledge based or service industries, but is applicable to software engineering. The collection of data in this instance is done via wearable technology. <text:s/>The sensors in the wearable device measure movement. As described by Yano et al. physical activity is a good indicator of happiness, so it is the criterion by which happiness will be calculated. The wearable devices provide an alternative means of collecting data. While this type of automated measurement is used to collect different data to that used by PSP, it is also possible to automate the collection of more traditional data that relates to software engineering.</text:span></text:p>
      <text:p text:style-name="P14">Collection of data similar to that used in PSP can be automated, as in the tool Hackystat (Johnson, 2013). <text:span text:style-name="T11">Data collection software can be built into the tools used by software engineers to monitor them. This prevents engineers from having to interrupt their work to record data about their process. Automated collection of data is unobtrusive and doesn’t directly affect engineer productivity, unlike manual data collection. It can also allow more data to be collected. However, there are ethical concerns about this mode of data collection. By removing engineers from the loop, the people being measured lose their say in what data about them is recorded. This raises the issue of whether or not all of the data being collected is invasive and even necessary to measure software engineers. Automated data collection will be discussed further under the heading of computational platforms for assessment, and ethical concerns and implications will also be discussed more generally later in this report.</text:span></text:p>
      <text:p text:style-name="P15">Other types of data, not just that specific to PSP or well-being, can be measured both manually or with automation. <text:span text:style-name="T16">For example, version control systems produce a lot of information about the development process that could be used for assessment. How often commits are made, by whom, and affecting what parts of the software under development are just some of the metrics that version control indirectly provides to assessors. Version control effectively records the entire code-writing process, and serves as a virtual cornucopia of data that could potentially be analysed.</text:span></text:p>
      <text:h text:style-name="P32" text:outline-level="2">Assessment</text:h>
      <text:p text:style-name="P6">Clearly, it is possible to quantify the software engineering process. <text:span text:style-name="T10">The question is not whether or not data can be collected, but whether meaningful insights can be derived from it. As already discussed, archaic means of measurement like LOC and person-months offered little insight into the software engineering process. They were very subjective means of assessing engineers and could only be useful in a limited set of scenarios. Broader schemes of measurements, collected either manually or via automation, offer better hope for useful data.</text:span></text:p>
      <text:p text:style-name="P9">PSP has been shown to convey useful information <text:span text:style-name="T12">from the data it collects (Johnson et al. 2003). With proper application, one can become more effective at estimating how long a piece of software will take to write, or reduce the amount of defects in the delivered software. PSP analysis presents </text:span><text:soft-page-break/><text:span text:style-name="T12">clear insights into the engineering process, and makes clear what factors contribute to the process. However, given the significant overhead associated with the collection of the data PSP isn’t often incorporated into development for a sustained period of time. </text:span></text:p>
      <text:p text:style-name="P12">Another approach for analysing the data collected given by (Fenton and Neil, 1999) is Bayesian Belief Nets (BBN). <text:span text:style-name="T14">BBNs are graphical networks with associated probability tables. The nodes represent the uncertain variables in the model and the arcs represent the causal and relevance relationships between the variables. The probability tables for each node give the probability of the variable of the node being in one of its possible states. BBNs allow the analysis to capture the uncertainty around the variables. The evidence gleaned from data collection is often subjective and laden with complex dependencies that could give it a different meaning based on context. With BBNs, this volatility and uncertainty can be captured and incorporated into the analysis of the data, thereby giving a more accurate interpretation of the data and a more useful analysis. This allows the software engineering process to be assessed in terms of not only the raw data collected, but the influences the different categories of data have on each other.</text:span></text:p>
      <text:p text:style-name="P13">We see that it is possible to use the data collected to assess the software engineering process. <text:span text:style-name="T15">Another key aim of this analysis is measuring individual software engineers. Like in any industry, project managers and employers desire means with which to compare their employees. They need to know which workers deserve greater remuneration, are candidates for promotions and which require extra training or potentially to be let go. The measurements used for the process as a whole can themselves be used to compare software engineers.</text:span></text:p>
      <text:p text:style-name="P16">PSP allows <text:span text:style-name="T17">project managers to review how well their engineers stick to deadlines, follow plans and complete their allotted work. They can also see which engineers are likely to introduce fatal defects into code, and which ones write safer code. From this information they can measure the performance of their engineers. This analysis gives managers a basis with which to compare individual engineers.</text:span></text:p>
      <text:p text:style-name="P23">The data obtained from version control and issue tracking software presents a rich trove of information that can be used to compare engineers. <text:span text:style-name="T26">Project managers can see which engineers make the most commits, and the amount of code they add when they do so, and infer their productivity from this information. For instance, when comparing two engineers a manager might notice that one engineer commits at a rate of one commit a day with each commit only adding a small amount of new functionality, while the second engineer may commit only once every two days but each of their commits adds a substantial amount of new functionality to the software. By using a combination of the metrics measured by version control project managers can get a strong insight into how well their engineers are accomplishing their tasks, as well as being better prepared to plan for future work.</text:span></text:p>
      <text:p text:style-name="P24">This type of individual analysis by supervisors could be done manually, but rarely is due to the <text:span text:style-name="T27">need for real-time information processing. This is a key area in which automated analysis and assessment is heavily favoured. We can see, therefore, that while measuring the software engineering process can be done manually, regardless of the overall aims of the assessment an automated approach is almost always preferable. Project managers and engineers can rest easy, as automation has proliferated the software engineering metrics landscape.</text:span></text:p>
      <text:h text:style-name="P30" text:outline-level="1"><text:soft-page-break/>Computational Platforms for the Analysis of the Software Engineering Process</text:h>
      <text:p text:style-name="P17">Software engineers are one of the few professionals that make their own tools. Unsurprisingly, there are many computational platforms available for <text:span text:style-name="T18">the analysis of the software engineering process. Some of these tools use manually collected data, but necessarily automate the analysis. Others automate the entire process, from collection to analysis to results presentation.</text:span></text:p>
      <text:p text:style-name="P19">The Leap toolkit analyses the data collected by PSP <text:span text:style-name="T21">(Johnson, 2013)</text:span>. <text:span text:style-name="T20">Leap still requires the data to be collected manually, but it facilitates easier processing of the data. Leap irons out issues associated with erroneous or missing data, which is common when data is obtained manually. It also speeds up the analysis of the data, which makes PSP far more usable in many scenarios.</text:span></text:p>
      <text:p text:style-name="P18">Hackystat is a platform for automating the <text:span text:style-name="T19">collection and </text:span>analysis of PSP data <text:span text:style-name="T23">(Johnson, 2013)</text:span>. <text:span text:style-name="T22">Unlike generic PSP and Leap, Hackystat seeks to automate the entire process leaving engineers with an unobtrusive way of being measured and analysed. Software sensors that can interact with an engineers existing toolchain, from text editor to version control, are a key part of the client side of Hackystat. These sensors quietly collect data while the engineers gets on with their work. This data is sent to a server which runs quantitative and qualitative analysis. Hackystat is also capable of combining data from multiple engineers. For instance, if two engineers are working on the same file together, Hackystat can interpret their data in the context of their collaboration and measure its effects on their performance and productivity.</text:span></text:p>
      <text:p text:style-name="P20">GitPrime is a platform aimed at maximising productivity. <text:span text:style-name="T24">It uses data from version control repositories to assess the productivity of software engineers, and provide visualisations to managers to better understand the data. GitPrime allows team leaders to see how engineers affect the codebase. They can review which engineers are making the largest contributions, which engineers spend a lot of time fixing their own mistakes instead of adding new features, how external factors like adding new team members or restructuring affects productivity and if projects are on track to meet deadlines, amongst other things. Not only does GitPrime analyse a multitude of different data points, it presents its findings in easy to understand visuals that managers can quickly use to identify trends and that can be presented in a non-esoteric fashion. One of the biggest boons of computational analysis platforms is their ability to generate visualisations that simplify the process of sharing information, and GitPrime is a great example of that.</text:span></text:p>
      <text:p text:style-name="P21">Jira, a software development tool produced by Atlassian, <text:span text:style-name="T25">can also be used to track developer productivity. Centred around creating software for the user, it can be used to follow the progress made in developing and implementing features, and all of the subtasks that come with that process. Like GitPrime Jira presents data in a visual manner that allows the insights gleaned from it to be put to use immediately. Jira can track which team members do what, from fixing bugs to refactoring code, so that tasks in the future can be distributed according to the engineers’ strengths. It is designed to be integrated with existing development tools, reducing its overhead and minimising its obtrusiveness. </text:span></text:p>
      <text:p text:style-name="P25">A framework developed in course of academic research for measuring the software engineering process is the Context-aware Software Engineering Environment Event-driven frameworK, or CoSEEEK <text:span text:style-name="T28">(Grambow, Oberhauser and Reicher)</text:span>. <text:span text:style-name="T28">Developed by academics in Germany, this framework automatically gathers information from its users and their environment and combines it </text:span><text:soft-page-break/><text:span text:style-name="T28">with information from a knowledge base. This is then used to assess the engineering process with parameters inspired by common assessment approaches in software development, namely CMMI, SPICE and ISO 9001.</text:span></text:p>
      <text:p text:style-name="P22"/>
      <text:p text:style-name="P11">References</text:p>
      <text:p text:style-name="P4"><text:span text:style-name="Source_20_Text">Norman E. Fenton , Martin Neil </text:span><text:span text:style-name="Source_20_Text"><text:span text:style-name="T5">1999. </text:span></text:span><text:span text:style-name="Source_20_Text">Software metrics: successes, failures and new directions. Centre for Software Reliability, City University, Northampton Square, London EC1V OHB, UK</text:span></text:p>
      <text:p text:style-name="P5"><text:span text:style-name="Source_20_Text"><text:span text:style-name="T7">Philip M. Johnson, 2013. Searching under the streetlight for useful software analytics. University of Hawaii at Manoa</text:span></text:span></text:p>
      <text:p text:style-name="P5"><text:span text:style-name="Source_20_Text">Kazuo Yano, Dr. Eng., Tomoaki Akitomi, Koji Ara, Dr. Eng., Junichiro Watanabe, Dr. Eng., Satomi Tsuji, Nobuo Sato, Ph.D., Miki Hayakawa, Norihiko Moriwaki, Dr. Eng., </text:span><text:span text:style-name="Source_20_Text"><text:span text:style-name="T9">2015.</text:span></text:span><text:span text:style-name="Source_20_Text"> Measuring Happiness Using Wearable Technology. </text:span></text:p>
      <text:p text:style-name="P26"><text:span text:style-name="Source_20_Text">Philip M. Johnson, Hongbing Kou, Joy Agustin, Christopher Chan, Carleton Moore, Jitender Miglani, Shenyan Zhen, William E.J. Doane </text:span><text:span text:style-name="Source_20_Text"><text:span text:style-name="T13">2003</text:span></text:span><text:span text:style-name="Source_20_Text">. Beyond the Personal Software Process: Metrics collection and analysis for the differently disciplined. Collaborative Software Development Laboratory, Department of Information and Computer Sciences, University of Hawai’i.</text:span></text:p>
      <text:p text:style-name="P27"><text:span text:style-name="Source_20_Text"><text:span text:style-name="T29">Gregor Grambow, Roy Oberhauser, Manfred Reichert. Automated Software Engineering Process Assessment: </text:span></text:span><text:span text:style-name="Source_20_Text">Supporting Diverse Models using an Ontology. </text:span><text:span text:style-name="Source_20_Text"><text:span text:style-name="T30">Aalen University (Grambow, Oberhauser), Ulm University (Reicher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57:31.837328233</meta:creation-date>
    <dc:date>2018-11-11T21:21:55.524666059</dc:date>
    <meta:editing-duration>PT10H12M55S</meta:editing-duration>
    <meta:editing-cycles>219</meta:editing-cycles>
    <meta:generator>LibreOffice/6.0.6.2$Linux_X86_64 LibreOffice_project/00m0$Build-2</meta:generator>
    <meta:document-statistic meta:table-count="0" meta:image-count="0" meta:object-count="0" meta:page-count="6" meta:paragraph-count="32" meta:word-count="2391" meta:character-count="15394" meta:non-whitespace-character-count="13030"/>
  </office:meta>
</office:document-meta>
</file>